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AAA</text:p>
      <text:p text:style-name="Standard"/>
      <text:p text:style-name="Standard">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7:47:27.50</meta:creation-date>
    <dc:date>2018-04-23T18:28:51.46</dc:date>
    <meta:editing-duration>PT1M17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2" meta:word-count="2" meta:character-count="9"/>
  </office:meta>
</office:document-meta>
</file>